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style:font-name="Liberation Mono" fo:font-size="20pt" fo:font-weight="bold" officeooo:rsid="0010bb41" officeooo:paragraph-rsid="0010bb41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Liberation Mono" fo:font-size="20pt" fo:font-weight="bold" officeooo:rsid="000f28d6" officeooo:paragraph-rsid="000f28d6" style:font-size-asian="20pt" style:font-weight-asian="bold" style:font-size-complex="20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font-name="Liberation Mono" fo:font-size="18pt" fo:font-weight="normal" officeooo:rsid="003b859a" officeooo:paragraph-rsid="003b859a" style:font-size-asian="18pt" style:font-weight-asian="normal" style:font-size-complex="1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Mono" fo:font-size="16pt" officeooo:rsid="0099071e" officeooo:paragraph-rsid="0099071e" style:font-name-asian="NSimSun1" style:font-size-asian="14pt" style:font-name-complex="Liberation Mono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Liberation Mono" fo:font-size="16pt" officeooo:rsid="00305f5c" officeooo:paragraph-rsid="00305f5c" style:font-name-asian="NSimSun1" style:font-size-asian="16pt" style:font-name-complex="Liberation Mono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20pt" style:font-name-asian="NSimSun1" style:font-size-asian="20pt" style:font-name-complex="Liberation Mono" style:font-size-complex="20pt"/>
    </style:style>
    <style:style style:name="P8" style:family="paragraph" style:parent-style-name="Table_20_Contents">
      <style:paragraph-properties fo:text-align="start" style:justify-single-word="false"/>
      <style:text-properties style:font-name="Liberation Mono" fo:font-size="20pt" style:font-name-asian="NSimSun1" style:font-size-asian="20pt" style:font-name-complex="Liberation Mono" style:font-size-complex="20pt"/>
    </style:style>
    <style:style style:name="P9" style:family="paragraph" style:parent-style-name="Table_20_Contents">
      <style:paragraph-properties fo:text-align="start" style:justify-single-word="false"/>
      <style:text-properties style:font-name="Liberation Mono" fo:font-size="20pt" officeooo:rsid="00a4ad7c" officeooo:paragraph-rsid="00a4ad7c" style:font-name-asian="NSimSun1" style:font-size-asian="20pt" style:font-name-complex="Liberation Mono" style:font-size-complex="20pt"/>
    </style:style>
    <style:style style:name="P10" style:family="paragraph" style:parent-style-name="Table_20_Contents">
      <style:paragraph-properties fo:text-align="start" style:justify-single-word="false"/>
      <style:text-properties style:font-name="Liberation Mono" fo:font-size="20pt" officeooo:rsid="00a8fa22" officeooo:paragraph-rsid="00a8fa22" style:font-name-asian="NSimSun1" style:font-size-asian="20pt" style:font-name-complex="Liberation Mono" style:font-size-complex="20pt"/>
    </style:style>
    <style:style style:name="P11" style:family="paragraph" style:parent-style-name="Table_20_Contents">
      <style:paragraph-properties fo:text-align="start" style:justify-single-word="false"/>
      <style:text-properties style:font-name="Liberation Mono" fo:font-size="20pt" officeooo:rsid="00a8fae3" officeooo:paragraph-rsid="00a8fae3" style:font-name-asian="NSimSun1" style:font-size-asian="20pt" style:font-name-complex="Liberation Mono" style:font-size-complex="20pt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6pt" officeooo:rsid="002f8bdc" officeooo:paragraph-rsid="002f8bdc" style:font-name-asian="NSimSun1" style:font-size-asian="16pt" style:font-name-complex="Liberation Mono" style:font-size-complex="16pt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6pt" officeooo:rsid="00384c3e" officeooo:paragraph-rsid="00384c3e" style:font-name-asian="NSimSun1" style:font-size-asian="16pt" style:font-name-complex="Liberation Mono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.5pt" style:font-name-asian="NSimSun1" style:font-size-asian="20pt" style:font-name-complex="Liberation Mono" style:font-size-complex="20pt"/>
    </style:style>
    <style:style style:name="P15" style:family="paragraph" style:parent-style-name="Preformatted_20_Text">
      <style:paragraph-properties fo:text-align="start" style:justify-single-word="false"/>
      <style:text-properties style:font-name="Liberation Mono" fo:font-size="20pt" fo:font-weight="bold" officeooo:rsid="0010bb41" officeooo:paragraph-rsid="0010bb41" style:font-size-asian="20pt" style:font-weight-asian="bold" style:font-size-complex="20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style:font-name="Liberation Mono" fo:font-size="16pt" fo:font-weight="normal" officeooo:rsid="00bb6fa0" officeooo:paragraph-rsid="00bb6fa0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d4d4d4" loext:opacity="100%" style:font-name="Consolas" fo:font-size="10.5pt" fo:font-weight="normal" fo:background-color="#1e1e1e" style:font-name-asian="NSimSun1" style:font-size-asian="20pt" style:font-name-complex="Liberation Mono" style:font-size-complex="20pt"/>
    </style:style>
    <style:style style:name="P18" style:family="paragraph" style:parent-style-name="Table_20_Contents">
      <style:paragraph-properties fo:text-align="start" style:justify-single-word="false"/>
      <style:text-properties style:font-name="Liberation Mono" fo:font-size="16pt" officeooo:rsid="00398c8d" officeooo:paragraph-rsid="00a66ca8" style:font-name-asian="NSimSun1" style:font-size-asian="16pt" style:font-name-complex="Liberation Mono" style:font-size-complex="16pt"/>
    </style:style>
    <style:style style:name="P19" style:family="paragraph" style:parent-style-name="Table_20_Contents">
      <style:paragraph-properties fo:text-align="start" style:justify-single-word="false"/>
      <style:text-properties style:font-name="Liberation Mono" fo:font-size="20pt" officeooo:rsid="00af7bdc" officeooo:paragraph-rsid="00af7bdc" style:font-name-asian="NSimSun1" style:font-size-asian="20pt" style:font-name-complex="Liberation Mono" style:font-size-complex="20pt"/>
    </style:style>
    <style:style style:name="P20" style:family="paragraph" style:parent-style-name="Table_20_Contents">
      <style:paragraph-properties fo:text-align="start" style:justify-single-word="false"/>
      <style:text-properties style:font-name="Liberation Mono" fo:font-size="20pt" style:font-name-asian="NSimSun1" style:font-size-asian="20pt" style:font-name-complex="Liberation Mono" style:font-size-complex="20pt"/>
    </style:style>
    <style:style style:name="P21" style:family="paragraph" style:parent-style-name="Table_20_Contents">
      <style:paragraph-properties fo:text-align="start" style:justify-single-word="false"/>
      <style:text-properties style:font-name="Liberation Mono" fo:font-size="20pt" officeooo:rsid="00b1fc16" officeooo:paragraph-rsid="00b1fc16" style:font-name-asian="NSimSun1" style:font-size-asian="20pt" style:font-name-complex="Liberation Mono" style:font-size-complex="20pt"/>
    </style:style>
    <style:style style:name="P22" style:family="paragraph" style:parent-style-name="Table_20_Contents">
      <style:paragraph-properties fo:text-align="start" style:justify-single-word="false"/>
      <style:text-properties style:font-name="Liberation Mono" fo:font-size="20pt" officeooo:rsid="00b3d994" officeooo:paragraph-rsid="00b3d994" style:font-name-asian="NSimSun1" style:font-size-asian="20pt" style:font-name-complex="Liberation Mono" style:font-size-complex="20pt"/>
    </style:style>
    <style:style style:name="P23" style:family="paragraph" style:parent-style-name="Table_20_Contents">
      <style:paragraph-properties fo:text-align="start" style:justify-single-word="false"/>
      <style:text-properties style:font-name="Liberation Mono" fo:font-size="20pt" officeooo:rsid="00b44384" officeooo:paragraph-rsid="00b44384" style:font-name-asian="NSimSun1" style:font-size-asian="20pt" style:font-name-complex="Liberation Mono" style:font-size-complex="20pt"/>
    </style:style>
    <style:style style:name="P24" style:family="paragraph" style:parent-style-name="Table_20_Contents">
      <style:paragraph-properties fo:text-align="start" style:justify-single-word="false"/>
      <style:text-properties style:font-name="Liberation Mono" fo:font-size="20pt" officeooo:rsid="00b5a456" officeooo:paragraph-rsid="00b5a456" style:font-name-asian="NSimSun1" style:font-size-asian="20pt" style:font-name-complex="Liberation Mono" style:font-size-complex="20pt"/>
    </style:style>
    <style:style style:name="P25" style:family="paragraph" style:parent-style-name="Table_20_Contents">
      <style:paragraph-properties fo:text-align="start" style:justify-single-word="false"/>
      <style:text-properties style:font-name="Liberation Mono" fo:font-size="20pt" officeooo:rsid="00b7a09a" officeooo:paragraph-rsid="00b7a09a" style:font-name-asian="NSimSun1" style:font-size-asian="20pt" style:font-name-complex="Liberation Mono" style:font-size-complex="20pt"/>
    </style:style>
    <style:style style:name="T1" style:family="text">
      <style:text-properties officeooo:rsid="003cd527"/>
    </style:style>
    <style:style style:name="T2" style:family="text">
      <style:text-properties officeooo:rsid="003c9ae9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fo:font-weight="normal" fo:background-color="#1e1e1e" loext:char-shading-value="0"/>
    </style:style>
    <style:style style:name="T5" style:family="text">
      <style:text-properties fo:color="#d4d4d4" loext:opacity="100%" fo:font-weight="normal" fo:background-color="#1e1e1e" loext:char-shading-value="0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fo:font-weight="normal" fo:background-color="#1e1e1e" loext:char-shading-value="0"/>
    </style:style>
    <style:style style:name="T8" style:family="text">
      <style:text-properties fo:color="#b5cea8" loext:opacity="100%"/>
    </style:style>
    <style:style style:name="T9" style:family="text">
      <style:text-properties officeooo:rsid="009a6288"/>
    </style:style>
    <style:style style:name="T10" style:family="text">
      <style:text-properties officeooo:rsid="00a4ad7c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loext:padding="0cm" loext:border="none"/>
    </style:style>
    <style:style style:name="T13" style:family="text">
      <style:text-properties fo:color="#dcdcaa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jeune Hugo <text:s text:c="3"/><text:tab/>Groupe TPD<text:tab/><text:tab/>11/10/2021</text:p>
      <text:p text:style-name="P4"><text:tab/><text:tab/><text:tab/><text:tab/><text:tab/> <text:s text:c="2"/>T<text:span text:style-name="T2">P</text:span><text:span text:style-name="T10">5</text:span></text:p>
      <text:p text:style-name="P3"/>
      <text:p text:style-name="P3">Travaux effectués</text:p>
      <table:table table:name="Tableau2" table:style-name="Tableau2">
        <table:table-column table:style-name="Tableau2.A" table:number-columns-repeated="3"/>
        <table:table-row table:style-name="TableLine1849189439232">
          <table:table-cell table:style-name="Tableau2.A1" office:value-type="string">
            <text:p text:style-name="P17"><text:span text:style-name="T3">SELECT</text:span> Et.nometu, An.note, Ep.libepr <text:span text:style-name="T3">FROM</text:span> etudiants <text:span text:style-name="T3">AS</text:span> Et <text:span text:style-name="T3">INNER JOIN</text:span> avoir_note <text:span text:style-name="T3">AS</text:span> An <text:span text:style-name="T3">ON</text:span> Et.numetu=An.numetu <text:span text:style-name="T3">INNER JOIN</text:span> epreuves <text:span text:style-name="T3">AS</text:span> Ep <text:span text:style-name="T3">ON</text:span> An.numepr=Ep.numepr;</text:p>
          </table:table-cell>
          <table:table-cell table:style-name="Tableau2.A1" office:value-type="string">
            <text:p text:style-name="P7"/>
          </table:table-cell>
          <table:table-cell table:style-name="Tableau2.C1" office:value-type="string">
            <text:p text:style-name="P9">5)A)</text:p>
          </table:table-cell>
        </table:table-row>
        <table:table-row table:style-name="TableLine1849189455008">
          <table:table-cell table:style-name="Tableau2.A2" office:value-type="string">
            <text:p text:style-name="P14"><text:span text:style-name="T4">SELECT</text:span><text:span text:style-name="T5"> Ma.nommat </text:span><text:span text:style-name="T4">FROM</text:span><text:span text:style-name="T5"> matieres </text:span><text:span text:style-name="T4">AS</text:span><text:span text:style-name="T5"> Ma </text:span><text:span text:style-name="T4">INNER JOIN</text:span><text:span text:style-name="T5"> modules </text:span><text:span text:style-name="T4">AS</text:span><text:span text:style-name="T5"> Mo </text:span><text:span text:style-name="T4">ON</text:span><text:span text:style-name="T5"> Mo.nummod=Ma.nummod </text:span><text:span text:style-name="T4">WHERE</text:span><text:span text:style-name="T5"> Mo.nommod=</text:span><text:span text:style-name="T7">'informatique'</text:span><text:span text:style-name="T5">;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9">b)</text:p>
          </table:table-cell>
        </table:table-row>
        <table:table-row table:style-name="TableLine1849189440048">
          <table:table-cell table:style-name="Tableau2.A2" office:value-type="string">
            <text:p text:style-name="P14"><text:span text:style-name="T4">SELECT</text:span><text:span text:style-name="T5"> Ep.*, Ma.nommat, En.nomens </text:span><text:span text:style-name="T4">FROM</text:span><text:span text:style-name="T5"> epreuves </text:span><text:span text:style-name="T4">AS</text:span><text:span text:style-name="T5"> Ep </text:span><text:span text:style-name="T4">INNER JOIN</text:span><text:span text:style-name="T5"> matieres </text:span><text:span text:style-name="T4">AS</text:span><text:span text:style-name="T5"> Ma </text:span><text:span text:style-name="T4">ON</text:span><text:span text:style-name="T5"> Ma.nummat=Ep.matepr </text:span><text:span text:style-name="T4">INNER JOIN</text:span><text:span text:style-name="T5"> enseignants </text:span><text:span text:style-name="T4">AS</text:span><text:span text:style-name="T5"> En </text:span><text:span text:style-name="T4">ON</text:span><text:span text:style-name="T5"> En.numens=Ep.ensepr;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10">c)</text:p>
          </table:table-cell>
        </table:table-row>
        <table:table-row table:style-name="TableLine1849189440320">
          <table:table-cell table:style-name="Tableau2.A2" office:value-type="string">
            <text:p text:style-name="P17"><text:span text:style-name="T3">SELECT</text:span> Et.nometu <text:span text:style-name="T3">FROM</text:span> etudiants <text:span text:style-name="T3">AS</text:span> Et <text:span text:style-name="T3">INNER JOIN</text:span> avoir_note <text:span text:style-name="T3">AS</text:span> An <text:span text:style-name="T3">ON</text:span> Et.numetu=An.numetu <text:span text:style-name="T3">INNER JOIN</text:span> epreuves Ep <text:span text:style-name="T3">ON</text:span> Ep.numepr=An.numepr <text:span text:style-name="T3">WHERE</text:span> Ep.libepr=<text:span text:style-name="T6">'partiel BD'</text:span> <text:span text:style-name="T3">AND</text:span> An.note=(<text:span text:style-name="T3">SELECT</text:span> An.note <text:span text:style-name="T3">FROM</text:span> avoir_note <text:span text:style-name="T3">AS</text:span> An <text:span text:style-name="T3">INNER JOIN</text:span> epreuves <text:span text:style-name="T3">AS</text:span> Ep <text:span text:style-name="T3">ON</text:span> An.numepr=Ep.numepr <text:span text:style-name="T3">INNER JOIN</text:span> etudiants <text:span text:style-name="T3">AS</text:span> Et <text:span text:style-name="T3">ON</text:span> Et.numetu=An.numetu <text:span text:style-name="T3">WHERE</text:span> Et.nometu=<text:span text:style-name="T6">'dupont'</text:span> <text:span text:style-name="T3">AND</text:span> Ep.libepr=<text:span text:style-name="T6">'partiel BD'</text:span>);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11">d)</text:p>
          </table:table-cell>
        </table:table-row>
        <table:table-row table:style-name="TableLine1849189453920">
          <table:table-cell table:style-name="Tableau2.A2" office:value-type="string">
            <text:p text:style-name="P17"><text:span text:style-name="T3">SELECT</text:span> Et.nometu, Mo.nommod, <text:span text:style-name="T13">ROUND</text:span>(<text:span text:style-name="T13">AVG</text:span>(An.note),<text:span text:style-name="T8">2</text:span>) <text:span text:style-name="T3">FROM</text:span> etudiants <text:span text:style-name="T3">AS</text:span> Et <text:span text:style-name="T3">INNER JOIN</text:span> avoir_note <text:span text:style-name="T3">AS</text:span> An <text:span text:style-name="T3">ON</text:span> Et.numetu=An.numetu <text:span text:style-name="T3">INNER JOIN</text:span> epreuves <text:span text:style-name="T3">As</text:span> Ep <text:span text:style-name="T3">ON</text:span> Ep.numepr=An.numepr <text:span text:style-name="T3">INNER JOIN</text:span> matieres <text:span text:style-name="T3">AS</text:span> Ma <text:span text:style-name="T3">ON</text:span> Ma.nummat=Ep.matepr <text:span text:style-name="T3">INNER JOIN</text:span> modules <text:span text:style-name="T3">AS</text:span> Mo <text:span text:style-name="T3">ON</text:span> Mo.nummod=Ma.nummod <text:span text:style-name="T3">GROUP BY</text:span> Et.nometu,Mo.nommod;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19">e)</text:p>
          </table:table-cell>
        </table:table-row>
        <text:soft-page-break/>
        <table:table-row table:style-name="TableLine1849189453920">
          <table:table-cell table:style-name="Tableau2.A2" office:value-type="string">
            <text:p text:style-name="P17"><text:span text:style-name="T3">SELECT</text:span> Et.nometu, Ma.nommat, <text:span text:style-name="T13">ROUND</text:span>(<text:span text:style-name="T13">AVG</text:span>(An.note*Ep.coefepr)/<text:span text:style-name="T13">SUM</text:span>(Ep.coefepr),<text:span text:style-name="T8">2</text:span>) <text:span text:style-name="T3">FROM</text:span> etudiants <text:span text:style-name="T3">AS</text:span> Et <text:span text:style-name="T3">INNER JOIN</text:span> avoir_note <text:span text:style-name="T3">AS</text:span> An <text:span text:style-name="T3">ON</text:span> Et.numetu=An.numetu <text:span text:style-name="T3">INNER JOIN</text:span> epreuves <text:span text:style-name="T3">AS</text:span> Ep <text:span text:style-name="T3">ON</text:span> Ep.numepr=An.numepr <text:span text:style-name="T3">INNER JOIN</text:span> matieres Ma <text:span text:style-name="T3">ON</text:span> Ma.nummat=Ep.matepr <text:span text:style-name="T3">INNER JOIN</text:span> modules Mo <text:span text:style-name="T3">ON</text:span> Mo.nummod=Ma.nummod <text:span text:style-name="T3">GROUP BY</text:span> Ma.nommat, Et.nometu <text:span text:style-name="T3">ORDER BY</text:span> Et.nometu;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21">f)</text:p>
          </table:table-cell>
        </table:table-row>
        <table:table-row table:style-name="TableLine1849189453920">
          <table:table-cell table:style-name="Tableau2.A2" office:value-type="string">
            <text:p text:style-name="P17"><text:span text:style-name="T3">SELECT</text:span> Ep.libepr, Eg.nomens, <text:span text:style-name="T13">MAX</text:span>(An.note) <text:span text:style-name="T3">FROM</text:span> etudiants <text:span text:style-name="T3">AS</text:span> Et <text:span text:style-name="T3">INNER JOIN</text:span> avoir_note <text:span text:style-name="T3">AS</text:span> An <text:span text:style-name="T3">ON</text:span> An.numetu=Et.numetu <text:span text:style-name="T3">INNER JOIN</text:span> epreuves <text:span text:style-name="T3">AS</text:span> Ep <text:span text:style-name="T3">ON</text:span> Ep.numepr=An.numepr <text:span text:style-name="T3">INNER JOIN</text:span> enseignants <text:span text:style-name="T3">AS</text:span> Eg <text:span text:style-name="T3">ON</text:span> Eg.numens=Ep.ensepr <text:span text:style-name="T3">GROUP BY</text:span> Ep.libepr, An.note, Eg.nomens <text:span text:style-name="T3">ORDER BY</text:span> Ep.libepr;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22">g)</text:p>
          </table:table-cell>
        </table:table-row>
        <table:table-row table:style-name="TableLine1849189453920">
          <table:table-cell table:style-name="Tableau2.A2" office:value-type="string">
            <text:p text:style-name="P17">select 'select * from '||tablename||' ;' from pg_tables where schemaname='public'; 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23">h) Affiche toute les table public de la base de donnée ou l’on est connecté</text:p>
          </table:table-cell>
        </table:table-row>
        <table:table-row table:style-name="TableLine1849189453920">
          <table:table-cell table:style-name="Tableau2.A2" office:value-type="string">
            <text:p text:style-name="P17">\pset tuples_only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24">Active le mode tuple only</text:p>
          </table:table-cell>
        </table:table-row>
        <table:table-row table:style-name="TableLine1849189453920">
          <table:table-cell table:style-name="Tableau2.A2" office:value-type="string">
            <text:p text:style-name="P17">\o lecture.sql 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25">Sert a écrire dans un fichier les commande faite après</text:p>
          </table:table-cell>
        </table:table-row>
      </table:table>
      <text:p text:style-name="P15"><text:soft-page-break/></text:p>
      <text:p text:style-name="P2">A retenir</text:p>
      <table:table table:name="Tableau1" table:style-name="Tableau1">
        <table:table-column table:style-name="Tableau1.A"/>
        <table:table-column table:style-name="Tableau1.B"/>
        <table:table-row table:style-name="TableLine1849189452016">
          <table:table-cell table:style-name="Tableau1.A1" office:value-type="string">
            <text:p text:style-name="P5">set datestyle <text:span text:style-name="T9">to european</text:span></text:p>
          </table:table-cell>
          <table:table-cell table:style-name="Tableau1.B1" office:value-type="string">
            <text:p text:style-name="P5">Change le datestyle</text:p>
          </table:table-cell>
        </table:table-row>
        <table:table-row table:style-name="TableLine1849189446032">
          <table:table-cell table:style-name="Tableau1.A2" office:value-type="string">
            <text:p text:style-name="P12"><text:span text:style-name="T11">sudo service postgresql </text:span><text:span text:style-name="T12">start</text:span></text:p>
          </table:table-cell>
          <table:table-cell table:style-name="Tableau1.B2" office:value-type="string">
            <text:p text:style-name="P6">Sert a lancer le service de postgreSQL sur linux</text:p>
          </table:table-cell>
        </table:table-row>
        <table:table-row table:style-name="TableLine1849189449296">
          <table:table-cell table:style-name="Tableau1.A3" office:value-type="string">
            <text:p text:style-name="P13">psql -h localhost -U nouveaunom -d nomdelabase -W </text:p>
          </table:table-cell>
          <table:table-cell table:style-name="Tableau1.B3" office:value-type="string">
            <text:p text:style-name="P18">Sert a se connecter sur son « compte » sur une base de donnée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3cd5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 <text:tab/> <text:tab/><text:span text:style-name="MT1">R1.05 </text:span>INTRODUCTION BDD et SQL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1-11-29T09:29:48.823000000</dc:date>
    <meta:editing-duration>PT8H22M39S</meta:editing-duration>
    <meta:editing-cycles>154</meta:editing-cycles>
    <meta:document-statistic meta:table-count="2" meta:image-count="0" meta:object-count="0" meta:page-count="3" meta:paragraph-count="31" meta:word-count="333" meta:character-count="2335" meta:non-whitespace-character-count="2013"/>
  </office:meta>
</office:document-meta>
</file>